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1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2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0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16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8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/>
      <style:text-properties fo:color="#000000" style:font-name="Segoe UI1" fo:font-size="7.5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.318cm" fo:margin-right="0cm" fo:margin-top="0cm" fo:margin-bottom="0cm" fo:line-height="100%" fo:text-indent="-0.318cm" style:text-autospace="none"/>
    </style:style>
    <style:style style:name="P6" style:family="paragraph">
      <style:paragraph-properties fo:margin-left="0.318cm" fo:margin-right="0cm" fo:margin-top="0cm" fo:margin-bottom="0cm" fo:line-height="100%" fo:text-indent="0cm" style:text-autospace="none"/>
    </style:style>
    <style:style style:name="P7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000000" style:font-name="Segoe UI2" fo:font-size="6.40000009536743pt" fo:text-shadow="1pt 1pt" fo:font-weight="bold" style:font-name-asian="Segoe UI1" style:font-size-asian="8.5pt" style:font-weight-asian="bold" style:font-name-complex="Segoe UI1" style:font-size-complex="8.5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indent="0cm" style:text-autospace="none"/>
    </style:style>
    <style:style style:name="P10" style:family="paragraph">
      <loext:graphic-properties draw:fill="none" draw:fill-color="#ffffff"/>
      <style:paragraph-properties fo:margin-left="0.318cm" fo:margin-right="0cm" fo:margin-top="0cm" fo:margin-bottom="0cm" fo:line-height="100%" fo:text-indent="-0.318cm" style:text-autospace="none"/>
      <style:text-properties fo:color="#ffffff" style:font-name="Arial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fo:color="#ffffff" style:font-name="Arial" fo:font-size="24pt" fo:text-shadow="1pt 1pt" fo:font-weight="bold" style:font-name-asian="Segoe UI1" style:font-size-asian="32pt" style:font-weight-asian="bold" style:font-name-complex="Segoe UI1" style:font-size-complex="32pt" style:font-weight-complex="bold"/>
    </style:style>
    <style:style style:name="P12" style:family="paragraph">
      <style:paragraph-properties fo:margin-left="0.635cm" fo:margin-right="0cm" fo:margin-top="0cm" fo:margin-bottom="0cm" fo:line-height="100%" fo:text-indent="-0.635cm" style:text-autospace="none"/>
    </style:style>
    <style:style style:name="P13" style:family="paragraph">
      <style:paragraph-properties fo:margin-left="0.635cm" fo:margin-right="0cm" fo:margin-top="0cm" fo:margin-bottom="0cm" fo:line-height="100%" fo:text-indent="0cm" style:text-autospace="none"/>
    </style:style>
    <style:style style:name="P14" style:family="paragraph">
      <style:paragraph-properties fo:margin-left="0cm" fo:margin-right="0cm" fo:margin-top="0cm" fo:margin-bottom="0cm" fo:line-height="150%" fo:text-indent="0cm" style:text-autospace="none"/>
    </style:style>
    <style:style style:name="P15" style:family="paragraph">
      <loext:graphic-properties draw:fill="none" draw:fill-color="#ffffff"/>
      <style:paragraph-properties fo:margin-left="0.635cm" fo:margin-right="0cm" fo:margin-top="0cm" fo:margin-bottom="0cm" fo:line-height="100%" fo:text-indent="-0.635cm" style:text-autospace="none"/>
      <style:text-properties fo:color="#ffffff" style:font-name="Arial" fo:font-size="24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2" fo:font-size="26pt" fo:text-shadow="1pt 1pt" style:text-underline-style="solid" style:text-underline-width="auto" style:text-underline-color="font-color" fo:font-weight="normal" style:font-name-asian="Segoe UI1" style:font-size-asian="26pt" style:font-weight-asian="normal" style:font-name-complex="Segoe UI1" style:font-size-complex="26pt" style:font-weight-complex="normal"/>
    </style:style>
    <style:style style:name="T2" style:family="text">
      <style:text-properties fo:color="#ffffff" style:font-name="Segoe UI2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3" style:family="text">
      <style:text-properties fo:color="#ffffff" style:font-name="Arial" fo:font-size="28pt" fo:font-style="italic" fo:text-shadow="1pt 1pt" fo:font-weight="normal" style:font-name-asian="Segoe UI1" style:font-size-asian="28pt" style:font-style-asian="italic" style:font-weight-asian="normal" style:font-name-complex="Segoe UI1" style:font-size-complex="28pt" style:font-style-complex="italic" style:font-weight-complex="normal"/>
    </style:style>
    <style:style style:name="T4" style:family="text">
      <style:text-properties fo:color="#83caff" style:text-position="super 58%" style:font-name="Segoe UI2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83caff" style:font-name="Segoe UI2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6" style:family="text">
      <style:text-properties fo:color="#ffffff" style:font-name="Segoe UI2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83caff" style:text-position="super 58%" style:font-name="Segoe UI2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8" style:family="text">
      <style:text-properties fo:color="#83caff" style:font-name="Segoe UI2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9" style:family="text">
      <style:text-properties fo:color="#ffffff" style:font-name="Segoe UI2" fo:font-size="28pt" fo:text-shadow="1pt 1pt" style:font-name-asian="Segoe UI1" style:font-size-asian="28pt" style:font-name-complex="Segoe UI1" style:font-size-complex="28pt"/>
    </style:style>
    <style:style style:name="T10" style:family="text">
      <style:text-properties fo:color="#83caff" style:text-position="super 58%" style:font-name="Arial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11" style:family="text">
      <style:text-properties fo:color="#83caff" style:font-name="Arial" fo:font-size="32pt" fo:font-style="italic" fo:text-shadow="1pt 1pt" style:font-name-asian="Segoe UI1" style:font-size-asian="32pt" style:font-style-asian="italic" style:font-name-complex="Segoe UI1" style:font-size-complex="32pt" style:font-style-complex="italic"/>
    </style:style>
    <style:style style:name="T12" style:family="text">
      <style:text-properties fo:color="#ffffff" style:font-name="Arial" fo:font-size="32pt" fo:text-shadow="1pt 1pt" style:font-name-asian="Segoe UI1" style:font-size-asian="32pt" style:font-name-complex="Segoe UI1" style:font-size-complex="32pt"/>
    </style:style>
    <style:style style:name="T13" style:family="text">
      <style:text-properties fo:color="#83caff" style:font-name="Arial" fo:font-size="32pt" fo:font-style="italic" fo:text-shadow="1pt 1pt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4" style:family="text">
      <style:text-properties fo:color="#ffffff" style:font-name="Arial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15" style:family="text">
      <style:text-properties fo:color="#99ccff" style:font-name="Arial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5.4cm" svg:height="3.867cm" svg:x="1.63cm" svg:y="0.568cm">
          <draw:text-box>
            <text:p text:style-name="P1"><text:span text:style-name="T1">The Psalmody</text:span></text:p>
            <text:p text:style-name="P1"><text:span text:style-name="T2">Psalm 27:1–9</text:span></text:p>
            <text:p text:style-name="P2"><text:span text:style-name="T3"><text:s text:c="2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7" draw:layer="layout" svg:width="25.4cm" svg:height="6.542cm" svg:x="1.503cm" svg:y="0.634cm">
          <draw:text-box>
            <text:p text:style-name="P5"><text:span text:style-name="T4">1 </text:span><text:span text:style-name="T5">The LORD is my light and my salvation; whom </text:span></text:p>
            <text:p text:style-name="P5"><text:span text:style-name="T5"><text:s text:c="2"/></text:span><text:span text:style-name="T5">shall I fear?</text:span></text:p>
            <text:p text:style-name="P6"><text:span text:style-name="T6"><text:s text:c="6"/></text:span><text:span text:style-name="T6">The LORD is the stronghold of my life; of </text:span></text:p>
            <text:p text:style-name="P6"><text:span text:style-name="T6"><text:s text:c="6"/></text:span><text:span text:style-name="T6">whom shall I be afraid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5.4cm" svg:height="4.827cm" svg:x="1.419cm" svg:y="0.61cm">
          <draw:text-box>
            <text:p text:style-name="P5"><text:span text:style-name="T7">2 </text:span><text:span text:style-name="T8">When evildoers assail me to eat up my flesh,</text:span></text:p>
            <text:p text:style-name="P6"><text:span text:style-name="T6"><text:s text:c="6"/></text:span><text:span text:style-name="T6">my adversaries and foes, it is they who <text:s/></text:span></text:p>
            <text:p text:style-name="P6"><text:span text:style-name="T6"><text:s text:c="6"/></text:span><text:span text:style-name="T6">stumble and fall.</text:span><text:span text:style-name="T9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7" draw:layer="layout" svg:width="24.892cm" svg:height="6.351cm" svg:x="1.524cm" svg:y="0.761cm">
          <draw:text-box>
            <text:p text:style-name="P5"><text:span text:style-name="T7">3</text:span><text:span text:style-name="T8"> Though an army encamp against me, my heart </text:span></text:p>
            <text:p text:style-name="P6"><text:span text:style-name="T8"><text:s/></text:span><text:span text:style-name="T8">shall not fear;</text:span></text:p>
            <text:p text:style-name="P6"><text:span text:style-name="T6"><text:s text:c="6"/></text:span><text:span text:style-name="T6">though war arise against me, yet I will be </text:span></text:p>
            <text:p text:style-name="P6"><text:span text:style-name="T6"><text:s text:c="6"/></text:span><text:span text:style-name="T6">confide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7" draw:layer="layout" svg:width="25.4cm" svg:height="8.066cm" svg:x="1.27cm" svg:y="0.57cm">
          <draw:text-box>
            <text:p text:style-name="P5"><text:span text:style-name="T7">4</text:span><text:span text:style-name="T8"> One thing have I asked of the LORD, that will I <text:s/></text:span></text:p>
            <text:p text:style-name="P6"><text:span text:style-name="T8"><text:s/></text:span><text:span text:style-name="T8">seek after:</text:span></text:p>
            <text:p text:style-name="P9"><text:span text:style-name="T6"><text:s text:c="7"/></text:span><text:span text:style-name="T6">that I may dwell in the house of the LORD all </text:span></text:p>
            <text:p text:style-name="P6"><text:span text:style-name="T6"><text:s text:c="6"/></text:span><text:span text:style-name="T6">the days of my life, to gaze upon the beauty </text:span></text:p>
            <text:p text:style-name="P6"><text:span text:style-name="T6"><text:s text:c="6"/></text:span><text:span text:style-name="T6">of the LORD and to inquire in his Temple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10" draw:layer="layout" svg:width="25.4cm" svg:height="6.351cm" svg:x="1.462cm" svg:y="0.544cm">
          <draw:text-box>
            <text:p text:style-name="P5"><text:span text:style-name="T10">5 </text:span><text:span text:style-name="T11">For he will hide me in his shelter in the day of <text:s/></text:span></text:p>
            <text:p text:style-name="P6"><text:span text:style-name="T11"><text:s/></text:span><text:span text:style-name="T11">trouble;</text:span></text:p>
            <text:p text:style-name="P9"><text:span text:style-name="T12"><text:s text:c="7"/></text:span><text:span text:style-name="T12">he will conceal me under the cover of his </text:span></text:p>
            <text:p text:style-name="P6"><text:span text:style-name="T12"><text:s text:c="6"/></text:span><text:span text:style-name="T12">tent; he will lift me high upon a rock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10" draw:layer="layout" svg:width="25.4cm" svg:height="5.411cm" svg:x="1.27cm" svg:y="1.078cm">
          <draw:text-box>
            <text:p text:style-name="P5"><text:span text:style-name="T10">6</text:span><text:span text:style-name="T11"> </text:span><text:span text:style-name="T13">And now my head shall be lifted up above my <text:s/></text:span></text:p>
            <text:p text:style-name="P6"><text:span text:style-name="T13"><text:s/></text:span><text:span text:style-name="T13">enemies all around me, and <text:s/>will offer in his tent</text:span></text:p>
            <text:p text:style-name="P6"><text:span text:style-name="T13"><text:s/></text:span><text:span text:style-name="T13">sacrifices with shouts of joy;</text:span></text:p>
            <text:p text:style-name="P9"><text:span text:style-name="T12"><text:s text:c="7"/></text:span><text:span text:style-name="T14">I will sing and make melody to the LOR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8" draw:text-style-name="P10" draw:layer="layout" svg:width="24.638cm" svg:height="6.835cm" svg:x="1.524cm" svg:y="0.715cm">
          <draw:text-box>
            <text:p text:style-name="P5"><text:span text:style-name="T10">7</text:span><text:span text:style-name="T11"> Hear, O LORD, when I cry aloud;</text:span></text:p>
            <text:p text:style-name="P6"><text:span text:style-name="T12"><text:s text:c="6"/></text:span><text:span text:style-name="T12">be gracious to me and answer me!</text:span></text:p>
            <text:p text:style-name="P9"><text:span text:style-name="T10">8</text:span><text:span text:style-name="T11"> You have said, “Seek my face.”</text:span></text:p>
            <text:p text:style-name="P6"><text:span text:style-name="T12"><text:s text:c="6"/></text:span><text:span text:style-name="T12">My heart says to you, “Your face, LORD, do </text:span></text:p>
            <text:p text:style-name="P6"><text:span text:style-name="T12"><text:s text:c="6"/></text:span><text:span text:style-name="T12">I seek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11" draw:layer="layout" svg:width="25.4cm" svg:height="6.835cm" svg:x="1.27cm" svg:y="0.531cm">
          <draw:text-box>
            <text:p text:style-name="P9"><text:span text:style-name="T10">9</text:span><text:span text:style-name="T11"> Hide not your face from me. Turn not your </text:span></text:p>
            <text:p text:style-name="P6"><text:span text:style-name="T11"><text:s/></text:span><text:span text:style-name="T11">servant away in anger,</text:span></text:p>
            <text:p text:style-name="P9"><text:span text:style-name="T15"><text:s text:c="7"/></text:span><text:span text:style-name="T12">O you who have been my help. Cast me not </text:span></text:p>
            <text:p text:style-name="P6"><text:span text:style-name="T12"><text:s text:c="6"/></text:span><text:span text:style-name="T12">off; forsake me not, O God of my salvation!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15" draw:layer="layout" svg:width="24.892cm" svg:height="8.48cm" svg:x="1.778cm" svg:y="0.762cm">
          <draw:text-box>
            <text:p text:style-name="P12"><text:span text:style-name="T14">C: Glory be to the Father and to the Son</text:span></text:p>
            <text:p text:style-name="P13"><text:span text:style-name="T14"><text:s text:c="6"/></text:span><text:span text:style-name="T14">and to the Holy Ghost; </text:span></text:p>
            <text:p text:style-name="P13"><text:span text:style-name="T14"><text:s text:c="3"/></text:span><text:span text:style-name="T14">as it was in the beginning, </text:span></text:p>
            <text:p text:style-name="P13"><text:span text:style-name="T14"><text:s text:c="3"/></text:span><text:span text:style-name="T14">is now, and ever shall be, world without end. <text:s/></text:span></text:p>
            <text:p text:style-name="P13"><text:span text:style-name="T14"><text:s text:c="3"/></text:span><text:span text:style-name="T14">Amen.</text:span></text:p>
            <text:p text:style-name="P14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Segoe UI2" svg:font-family="'Segoe UI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08:19:30.120000000</meta:creation-date>
    <dc:date>2016-07-10T18:13:32.329000000</dc:date>
    <meta:editing-duration>PT32M27S</meta:editing-duration>
    <meta:editing-cycles>4</meta:editing-cycles>
    <meta:generator>LibreOffice/5.1.4.2$Windows_X86_64 LibreOffice_project/f99d75f39f1c57ebdd7ffc5f42867c12031db97a</meta:generator>
    <meta:document-statistic meta:object-count="51"/>
  </office:meta>
</office:document-meta>
</file>